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APCSLessonheader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2" style:parent-style-name="Textbody" style:family="paragraph">
      <style:paragraph-properties fo:margin-bottom="0in"/>
      <style:text-properties style:font-size-complex="12pt"/>
    </style:style>
    <style:style style:name="P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4" style:parent-style-name="Textbody" style:family="paragraph">
      <style:paragraph-properties fo:margin-bottom="0in"/>
      <style:text-properties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9" style:parent-style-name="Textbody" style:family="paragraph">
      <style:paragraph-properties fo:margin-bottom="0in"/>
      <style:text-properties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2" style:parent-style-name="Textbody" style:family="paragraph">
      <style:paragraph-properties fo:margin-bottom="0in"/>
      <style:text-properties style:font-size-complex="12pt"/>
    </style:style>
    <style:style style:name="P13" style:parent-style-name="Textbody" style:family="paragraph">
      <style:paragraph-properties fo:margin-bottom="0in"/>
      <style:text-properties style:font-size-complex="12pt"/>
    </style:style>
    <style:style style:name="P14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5" style:parent-style-name="Textbody" style:family="paragraph">
      <style:paragraph-properties fo:margin-bottom="0in"/>
      <style:text-properties style:font-size-complex="12pt"/>
    </style:style>
    <style:style style:name="P16" style:parent-style-name="Textbody" style:family="paragraph">
      <style:paragraph-properties fo:margin-bottom="0in"/>
      <style:text-properties style:font-size-complex="12pt"/>
    </style:style>
    <style:style style:name="P17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8" style:parent-style-name="Textbody" style:family="paragraph">
      <style:paragraph-properties fo:margin-bottom="0in"/>
      <style:text-properties style:font-size-complex="12pt"/>
    </style:style>
    <style:style style:name="P19" style:parent-style-name="Textbody" style:family="paragraph">
      <style:paragraph-properties fo:margin-bottom="0in"/>
      <style:text-properties style:font-size-complex="12pt"/>
    </style:style>
    <style:style style:name="P20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1" style:parent-style-name="Textbody" style:family="paragraph">
      <style:paragraph-properties fo:margin-bottom="0in"/>
      <style:text-properties style:font-size-complex="12pt"/>
    </style:style>
    <style:style style:name="P22" style:parent-style-name="Textbody" style:family="paragraph">
      <style:paragraph-properties fo:margin-bottom="0in"/>
      <style:text-properties style:font-size-complex="12pt"/>
    </style:style>
    <style:style style:name="P2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4" style:parent-style-name="Textbody" style:family="paragraph">
      <style:paragraph-properties fo:margin-bottom="0in"/>
      <style:text-properties style:font-size-complex="12pt"/>
    </style:style>
    <style:style style:name="P25" style:parent-style-name="Textbody" style:family="paragraph">
      <style:paragraph-properties fo:margin-bottom="0in"/>
    </style:style>
  </office:automatic-styles>
  <office:body>
    <office:text text:use-soft-page-breaks="true">
      <text:p text:style-name="P1">The Invisible Stalker</text:p>
      <text:p text:style-name="P2"/>
      <text:p text:style-name="P3">Project Team Members</text:p>
      <text:p text:style-name="P4">Wyatt Stephens</text:p>
      <text:p text:style-name="P5">Joseph Newman</text:p>
      <text:p text:style-name="P6">RoShanda Dearborne</text:p>
      <text:p text:style-name="P7"/>
      <text:p text:style-name="P8">Project Summary</text:p>
      <text:p text:style-name="P9">The Invisible Stalker is a hearing based game with 3 levels of difficulty.<text:s/></text:p>
      <text:p text:style-name="P10"/>
      <text:p text:style-name="P11">Goals and Objectives</text:p>
      <text:p text:style-name="P12">The main goal is<text:s/>to find the stalker. Each level adds an extra objective such as finding a sword in order to destroy the stalker, that is to be accomplished before you can win the level.</text:p>
      <text:p text:style-name="P13"/>
      <text:p text:style-name="P14">GPIO</text:p>
      <text:p text:style-name="P15">Briefly discuss how you plan to incorporate GPIO, an external circuit, and any other external components.</text:p>
      <text:p text:style-name="P16"/>
      <text:p text:style-name="P17">GUI</text:p>
      <text:p text:style-name="P18">Briefly discuss how you plan to integrate an intuitive GUI that will be rendered on the LCD touchscreen. <text:s/>Feel free to provide a mock-up.</text:p>
      <text:p text:style-name="P19"/>
      <text:p text:style-name="P20">Github Repository</text:p>
      <text:p text:style-name="P21">This project's Github repository is located at:<text:s/>https://github.com/WyattSt/group-2.git</text:p>
      <text:p text:style-name="P22"/>
      <text:p text:style-name="P23">Gantt Chart</text:p>
      <text:p text:style-name="P24">Insert your project's Gantt chart here. <text:s/>Make sure to modify the spreadsheet provided. <text:s/>An easy way to insert the spreadsheet is to highlight the relevant cells in the spreadsheet, copy it to the clipboard via Ctrl+C, and paste it as a Bitmap (centered and using no wrap) via Shift+Ctrl+V. <text:s/>Feel free to briefly discuss the schedule.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</office:automatic-styles>
  <office:master-styles>
    <style:master-page style:name="MP0" style:page-layout-name="PL0">
      <style:footer>
        <text:p text:style-name="Footer"><text:tab/><text:page-number text:fixed="false">1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ohammad Irteza Khan</meta:initial-creator>
    <dc:creator>RoShanda Dearborne</dc:creator>
    <meta:creation-date>2015-08-23T19:45:00Z</meta:creation-date>
    <dc:date>2021-12-20T04:08:00Z</dc:date>
    <meta:template xlink:href="Normal" xlink:type="simple"/>
    <meta:editing-cycles>253</meta:editing-cycles>
    <meta:editing-duration>PT187656600S</meta:editing-duration>
    <meta:document-statistic meta:page-count="1" meta:paragraph-count="2" meta:word-count="164" meta:character-count="1101" meta:row-count="7" meta:non-whitespace-character-count="939"/>
  </office:meta>
</office:document-meta>
</file>